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66cc" draw:textarea-horizontal-align="center" draw:textarea-vertical-align="middle"/>
    </style:style>
    <style:style style:name="gr2" style:family="graphic" style:parent-style-name="standard">
      <style:graphic-properties draw:fill="solid" draw:fill-color="#ffff66" draw:textarea-horizontal-align="center" draw:textarea-vertical-align="middle"/>
    </style:style>
    <style:style style:name="gr3" style:family="graphic" style:parent-style-name="standard">
      <style:graphic-properties draw:fill="solid" draw:fill-color="#7da647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draw:stroke-dash="Fine_20_Dashed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ff6633"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solid" draw:stroke-dash="Fine_20_Dashed" svg:stroke-width="0.1cm" svg:stroke-color="#9966cc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2.242cm"/>
    </style:style>
    <style:style style:name="gr11" style:family="graphic" style:parent-style-name="standard">
      <style:graphic-properties draw:stroke="none" draw:fill="solid" draw:fill-color="#ffff66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 draw:shadow="visible" draw:shadow-offset-x="0.1cm" draw:shadow-offset-y="0.1cm"/>
    </style:style>
    <style:style style:name="gr13" style:family="graphic" style:parent-style-name="standard">
      <style:graphic-properties draw:stroke="dash" draw:stroke-dash="Fine_20_Dashed" svg:stroke-width="0.1cm" svg:stroke-color="#9966cc" draw:fill="solid" draw:fill-color="#9966cc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gr14" style:family="graphic" style:parent-style-name="standard">
      <style:graphic-properties draw:stroke="solid" draw:stroke-dash="Fine_20_Dashed" svg:stroke-width="0.1cm" svg:stroke-color="#ffff66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cm" draw:marker-start-width="0.05cm" draw:marker-end-width="0.05cm" draw:fill="solid" draw:fill-color="#ff950e" draw:textarea-horizontal-align="justify" draw:textarea-vertical-align="middle" draw:auto-grow-height="false" fo:padding-top="0.125cm" fo:padding-bottom="0.125cm" fo:padding-left="0.25cm" fo:padding-right="0.25cm" draw:shadow="visible" draw:shadow-offset-x="0.1cm" draw:shadow-offset-y="0.1cm"/>
    </style:style>
    <style:style style:name="gr16" style:family="graphic" style:parent-style-name="standard">
      <style:graphic-properties svg:stroke-width="0.1cm" svg:stroke-color="#ff950e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draw:fill="solid" draw:fill-color="#ffffff" draw:fill-gradient-name="Gradient_20_8" draw:opacity="100%" draw:textarea-horizontal-align="justify" draw:textarea-vertical-align="middle" draw:auto-grow-height="false" draw:shadow="visible" draw:shadow-offset-x="0.1cm" draw:shadow-offset-y="0.1cm" draw:shadow-opacity="100%"/>
    </style:style>
    <style:style style:name="gr1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width="0.1cm" draw:fill="solid" draw:fill-color="#ccffff" draw:textarea-horizontal-align="justify" draw:textarea-vertical-align="middle" draw:auto-grow-height="false" fo:padding-top="0.175cm" fo:padding-bottom="0.175cm" fo:padding-left="0.3cm" fo:padding-right="0.3cm" draw:shadow="visible" draw:shadow-offset-x="0.1cm" draw:shadow-offset-y="0.1cm"/>
    </style:style>
    <style:style style:name="gr21" style:family="graphic" style:parent-style-name="standard">
      <style:graphic-properties svg:stroke-width="0.1cm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text-properties fo:color="#ff0000" fo:font-size="14pt" style:font-size-asian="14pt" style:font-size-complex="14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family="'Daniel Black'" style:font-pitch="variable" fo:font-size="16pt"/>
    </style:style>
    <style:style style:name="P8" style:family="paragraph">
      <style:text-properties fo:font-family="'Daniel Black'" style:font-pitch="variable" fo:font-size="16pt" fo:font-weight="bold" style:font-size-asian="16pt" style:font-weight-asian="bold" style:font-size-complex="16pt" style:font-weight-complex="bold"/>
    </style:style>
    <style:style style:name="P9" style:family="paragraph">
      <style:text-properties fo:font-family="'Daniel Black'" style:font-pitch="variable" fo:font-size="12pt" style:font-size-asian="12pt" style:font-size-complex="12pt"/>
    </style:style>
    <style:style style:name="P10" style:family="paragraph">
      <style:text-properties fo:color="#ff0000" fo:font-family="'Daniel Black'" style:font-pitch="variable" fo:font-size="12pt" style:font-size-asian="12pt" style:font-size-complex="12pt"/>
    </style:style>
    <style:style style:name="P11" style:family="paragraph">
      <style:paragraph-properties fo:text-align="center"/>
      <style:text-properties fo:font-family="'Daniel Black'" style:font-pitch="variable"/>
    </style:style>
    <style:style style:name="P12" style:family="paragraph">
      <style:paragraph-properties fo:text-align="center"/>
      <style:text-properties fo:font-family="'Daniel Black'" style:font-pitch="variable" fo:font-size="14pt" style:font-size-asian="14pt" style:font-size-complex="14pt"/>
    </style:style>
    <style:style style:name="P13" style:family="paragraph">
      <style:text-properties fo:font-family="'Daniel Black'" style:font-pitch="variable" fo:font-size="14pt"/>
    </style:style>
    <style:style style:name="P14" style:family="paragraph">
      <style:text-properties fo:font-family="'Daniel Black'" style:font-pitch="variable" fo:font-size="14pt" style:font-size-asian="14pt" style:font-size-complex="14pt"/>
    </style:style>
    <style:style style:name="P15" style:family="paragraph">
      <style:text-properties fo:font-family="'Daniel Black'" style:font-pitch="variable" fo:font-size="10pt" style:font-size-asian="10pt" style:font-size-complex="10pt"/>
    </style:style>
    <style:style style:name="P16" style:family="paragraph">
      <style:paragraph-properties fo:text-align="center"/>
      <style:text-properties fo:font-family="'Daniel Black'" style:font-pitch="variable"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family="'Daniel Black'" style:font-pitch="variable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ff0000" fo:font-family="'Daniel Black'" style:font-pitch="variable" fo:font-size="12pt" style:font-size-asian="12pt" style:font-size-complex="12pt"/>
    </style:style>
    <style:style style:name="T7" style:family="text">
      <style:text-properties fo:font-family="'Daniel Black'" style:font-pitch="variable" fo:font-size="12pt" style:font-size-asian="12pt" style:font-size-complex="12pt"/>
    </style:style>
    <style:style style:name="T8" style:family="text">
      <style:text-properties fo:font-family="'Daniel Black'" style:font-pitch="variable"/>
    </style:style>
    <style:style style:name="T9" style:family="text">
      <style:text-properties fo:font-family="'Daniel Black'" style:font-pitch="variable" fo:font-size="14pt" style:font-size-asian="14pt" style:font-size-complex="14pt"/>
    </style:style>
    <style:style style:name="T10" style:family="text">
      <style:text-properties fo:font-family="'Daniel Black'" style:font-pitch="variable" fo:font-size="10pt" style:font-size-asian="10pt" style:font-size-complex="10pt"/>
    </style:style>
    <style:style style:name="T11" style:family="text">
      <style:text-properties fo:font-family="'Daniel Black'" style:font-pitch="variable" fo:font-size="12pt" style:font-size-asian="12pt" style:font-size-complex="12pt"/>
    </style:style>
    <style:style style:name="T12" style:family="text">
      <style:text-properties fo:color="#ff0000" fo:font-family="'Daniel Black'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1cm" svg:height="12.5cm" svg:x="5cm" svg:y="2cm">
          <text:p/>
        </draw:rect>
        <draw:rect draw:style-name="gr2" draw:text-style-name="P2" draw:layer="layout" svg:width="7.5cm" svg:height="2.5cm" svg:x="5cm" svg:y="15.5cm">
          <text:p text:style-name="P1"><text:span text:style-name="T1">Main loop()</text:span></text:p>
        </draw:rect>
        <draw:ellipse draw:style-name="gr3" draw:text-style-name="P1" draw:layer="layout" svg:width="3cm" svg:height="2cm" svg:x="7cm" svg:y="11cm">
          <text:p text:style-name="P1">Status</text:p>
          <text:p text:style-name="P1">Queue</text:p>
        </draw:ellipse>
        <draw:frame draw:style-name="gr4" draw:text-style-name="P3" draw:layer="layout" svg:width="4.634cm" svg:height="0.878cm" svg:x="3.705cm" svg:y="1.118cm">
          <draw:text-box>
            <text:p><text:span text:style-name="T2">Broker process</text:span></text:p>
          </draw:text-box>
        </draw:frame>
        <draw:frame draw:style-name="gr4" draw:text-style-name="P4" draw:layer="layout" svg:width="1.107cm" svg:height="0.806cm" svg:x="2cm" svg:y="14.5cm">
          <draw:text-box>
            <text:p><text:span text:style-name="T3">(1)</text:span></text:p>
          </draw:text-box>
        </draw:frame>
        <draw:frame draw:style-name="gr4" draw:text-style-name="P5" draw:layer="layout" svg:width="1.471cm" svg:height="0.806cm" svg:x="8.585cm" svg:y="14.5cm">
          <draw:text-box>
            <text:p><text:span text:style-name="T1">get</text:span><text:span text:style-name="T4">()</text:span></text:p>
          </draw:text-box>
        </draw:frame>
        <draw:frame draw:style-name="gr4" draw:text-style-name="P6" draw:layer="layout" svg:width="2.771cm" svg:height="0.806cm" svg:x="2cm" svg:y="4.5cm">
          <draw:text-box>
            <text:p><text:span text:style-name="T1">Get status</text:span></text:p>
          </draw:text-box>
        </draw:frame>
        <draw:line draw:style-name="gr5" draw:text-style-name="P1" draw:layer="layout" svg:x1="6.5cm" svg:y1="5.5cm" svg:x2="1.5cm" svg:y2="5.5cm">
          <text:p/>
        </draw:line>
        <draw:frame draw:style-name="gr4" draw:text-style-name="P6" draw:layer="layout" svg:width="5.895cm" svg:height="0.806cm" svg:x="7cm" svg:y="5cm">
          <draw:text-box>
            <text:p><text:span text:style-name="T1">[list of status to manage]</text:span></text:p>
          </draw:text-box>
        </draw:frame>
        <draw:rect draw:style-name="gr2" draw:text-style-name="P2" draw:layer="layout" svg:width="7.5cm" svg:height="2.5cm" svg:x="16.5cm" svg:y="15.5cm">
          <text:p text:style-name="P1"><text:span text:style-name="T1">Main loop()</text:span></text:p>
        </draw:rect>
        <draw:rect draw:style-name="gr6" draw:text-style-name="P1" draw:layer="layout" svg:width="7.5cm" svg:height="3cm" svg:x="17.5cm" svg:y="2.5cm">
          <text:p text:style-name="P1">Internal</text:p>
          <text:p text:style-name="P1"><text:s/>Module </text:p>
          <text:p text:style-name="P1">like export to MySQL</text:p>
        </draw:rect>
        <draw:line draw:style-name="gr5" draw:text-style-name="P1" draw:layer="layout" svg:x1="5cm" svg:y1="14.5cm" svg:x2="5cm" svg:y2="15.5cm">
          <text:p/>
        </draw:line>
        <draw:frame draw:style-name="gr4" draw:text-style-name="P6" draw:layer="layout" svg:width="2.018cm" svg:height="0.806cm" svg:x="2.703cm" svg:y="14.5cm">
          <draw:text-box>
            <text:p><text:span text:style-name="T1">Spawn</text:span></text:p>
          </draw:text-box>
        </draw:frame>
        <draw:line draw:style-name="gr5" draw:text-style-name="P1" draw:layer="layout" svg:x1="16.5cm" svg:y1="14.5cm" svg:x2="16.5cm" svg:y2="15.5cm">
          <text:p/>
        </draw:line>
        <draw:frame draw:style-name="gr4" draw:text-style-name="P6" draw:layer="layout" svg:width="2.018cm" svg:height="0.806cm" svg:x="14.203cm" svg:y="14.5cm">
          <draw:text-box>
            <text:p><text:span text:style-name="T1">Spawn</text:span></text:p>
          </draw:text-box>
        </draw:frame>
        <draw:ellipse draw:style-name="gr3" draw:text-style-name="P1" draw:layer="layout" svg:width="3cm" svg:height="2cm" svg:x="17.5cm" svg:y="11cm">
          <text:p text:style-name="P1">Status</text:p>
          <text:p text:style-name="P1">Queue</text:p>
        </draw:ellipse>
        <draw:line draw:style-name="gr5" draw:text-style-name="P1" draw:layer="layout" svg:x1="8.5cm" svg:y1="16.5cm" svg:x2="8.5cm" svg:y2="13cm">
          <text:p/>
        </draw:line>
        <draw:frame draw:style-name="gr4" draw:text-style-name="P6" draw:layer="layout" svg:width="1.522cm" svg:height="0.806cm" svg:x="19cm" svg:y="14.5cm">
          <draw:text-box>
            <text:p><text:span text:style-name="T1">get()</text:span></text:p>
          </draw:text-box>
        </draw:frame>
        <draw:line draw:style-name="gr5" draw:text-style-name="P1" draw:layer="layout" svg:x1="19cm" svg:y1="16.5cm" svg:x2="19cm" svg:y2="13cm">
          <text:p/>
        </draw:line>
        <draw:rect draw:style-name="gr6" draw:text-style-name="P1" draw:layer="layout" svg:width="7.5cm" svg:height="3cm" svg:x="17.5cm" svg:y="6.5cm">
          <text:p text:style-name="P1">Internal</text:p>
          <text:p text:style-name="P1"><text:s/>Module </text:p>
          <text:p text:style-name="P1">like export to flat file</text:p>
        </draw:rect>
        <draw:line draw:style-name="gr5" draw:text-style-name="P1" draw:layer="layout" svg:x1="8.5cm" svg:y1="6cm" svg:x2="8.5cm" svg:y2="11cm">
          <text:p/>
        </draw:line>
        <draw:line draw:style-name="gr5" draw:text-style-name="P1" draw:layer="layout" svg:x1="8.5cm" svg:y1="6cm" svg:x2="18cm" svg:y2="11cm">
          <text:p/>
        </draw:line>
        <draw:line draw:style-name="gr5" draw:text-style-name="P1" draw:layer="layout" svg:x1="12cm" svg:y1="5.5cm" svg:x2="17cm" svg:y2="5.5cm">
          <text:p/>
        </draw:line>
        <draw:line draw:style-name="gr5" draw:text-style-name="P1" draw:layer="layout" svg:x1="17cm" svg:y1="5.5cm" svg:x2="17cm" svg:y2="8cm">
          <text:p/>
        </draw:line>
        <draw:frame draw:style-name="gr4" draw:text-style-name="P4" draw:layer="layout" svg:width="1.107cm" svg:height="0.806cm" svg:x="13.393cm" svg:y="14.5cm">
          <draw:text-box>
            <text:p><text:span text:style-name="T3">(1)</text:span></text:p>
          </draw:text-box>
        </draw:frame>
        <draw:frame draw:style-name="gr4" draw:text-style-name="P4" draw:layer="layout" svg:width="1.107cm" svg:height="0.806cm" svg:x="1.194cm" svg:y="4.345cm">
          <draw:text-box>
            <text:p><text:span text:style-name="T3">(2)</text:span></text:p>
          </draw:text-box>
        </draw:frame>
        <draw:frame draw:style-name="gr4" draw:text-style-name="P4" draw:layer="layout" svg:width="1.107cm" svg:height="0.806cm" svg:x="7.393cm" svg:y="9.194cm">
          <draw:text-box>
            <text:p><text:span text:style-name="T3">(3)</text:span></text:p>
          </draw:text-box>
        </draw:frame>
        <draw:frame draw:style-name="gr4" draw:text-style-name="P4" draw:layer="layout" svg:width="1.107cm" svg:height="0.806cm" svg:x="14cm" svg:y="9.5cm">
          <draw:text-box>
            <text:p><text:span text:style-name="T3">(3)</text:span></text:p>
          </draw:text-box>
        </draw:frame>
        <draw:frame draw:style-name="gr4" draw:text-style-name="P4" draw:layer="layout" svg:width="1.107cm" svg:height="0.806cm" svg:x="14.393cm" svg:y="4.694cm">
          <draw:text-box>
            <text:p><text:span text:style-name="T3">(4)</text:span></text:p>
          </draw:text-box>
        </draw:frame>
        <draw:frame draw:style-name="gr4" draw:text-style-name="P4" draw:layer="layout" svg:width="1.107cm" svg:height="0.806cm" svg:x="13.893cm" svg:y="6.694cm">
          <draw:text-box>
            <text:p><text:span text:style-name="T3">(5)</text:span></text:p>
          </draw:text-box>
        </draw:frame>
        <draw:custom-shape draw:style-name="gr7" draw:text-style-name="P1" draw:layer="layout" svg:width="1.5cm" svg:height="2cm" svg:x="26.5cm" svg:y="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1" draw:layer="layout" svg:x1="25cm" svg:y1="4cm" svg:x2="26.5cm" svg:y2="4cm">
          <text:p/>
        </draw:line>
        <draw:frame draw:style-name="gr4" draw:text-style-name="P6" draw:layer="layout" svg:width="1.607cm" svg:height="0.806cm" svg:x="26.5cm" svg:y="5.275cm">
          <draw:text-box>
            <text:p><text:span text:style-name="T1">NDO</text:span></text:p>
          </draw:text-box>
        </draw:frame>
        <draw:custom-shape draw:style-name="gr7" draw:text-style-name="P1" draw:layer="layout" svg:width="1.5cm" svg:height="2cm" svg:x="26.5cm" svg:y="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5" draw:text-style-name="P1" draw:layer="layout" svg:x1="25cm" svg:y1="8cm" svg:x2="26.5cm" svg:y2="8cm">
          <text:p/>
        </draw:line>
        <draw:frame draw:style-name="gr4" draw:text-style-name="P6" draw:layer="layout" svg:width="2.322cm" svg:height="1.361cm" svg:x="26cm" svg:y="9.194cm">
          <draw:text-box>
            <text:p><text:span text:style-name="T1">Service-</text:span></text:p>
            <text:p><text:span text:style-name="T1">perfdata</text:span></text:p>
          </draw:text-box>
        </draw:frame>
        <draw:frame draw:style-name="gr4" draw:text-style-name="P4" draw:layer="layout" svg:width="2.242cm" svg:height="0.806cm" svg:x="6.258cm" svg:y="14.5cm">
          <draw:text-box>
            <text:p><text:span text:style-name="T3">(after 3)</text:span></text:p>
          </draw:text-box>
        </draw:frame>
        <draw:frame draw:style-name="gr4" draw:text-style-name="P4" draw:layer="layout" svg:width="2.242cm" svg:height="0.806cm" svg:x="20.258cm" svg:y="14.5cm">
          <draw:text-box>
            <text:p><text:span text:style-name="T3">(after 3)</text:span></text:p>
          </draw:text-box>
        </draw:frame>
        <draw:custom-shape draw:style-name="gr7" draw:text-style-name="P1" draw:layer="layout" svg:width="1cm" svg:height="1cm" svg:x="6.5cm" svg:y="1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4" draw:text-style-name="P6" draw:layer="layout" svg:width="2.022cm" svg:height="0.806cm" svg:x="4.5cm" svg:y="18cm">
          <draw:text-box>
            <text:p><text:span text:style-name="T1">Socket</text:span></text:p>
          </draw:text-box>
        </draw:frame>
        <draw:frame draw:style-name="gr4" draw:text-style-name="P6" draw:layer="layout" svg:width="2.288cm" svg:height="0.806cm" svg:x="15cm" svg:y="4.694cm">
          <draw:text-box>
            <text:p><text:span text:style-name="T1">Manage</text:span></text:p>
          </draw:text-box>
        </draw:frame>
        <draw:frame draw:style-name="gr4" draw:text-style-name="P6" draw:layer="layout" svg:width="2.288cm" svg:height="0.806cm" svg:x="14.712cm" svg:y="6.694cm">
          <draw:text-box>
            <text:p><text:span text:style-name="T1">Manage</text:span></text:p>
          </draw:text-box>
        </draw:frame>
        <draw:frame draw:style-name="gr4" draw:text-style-name="P6" draw:layer="layout" svg:width="1.522cm" svg:height="0.806cm" svg:x="8.5cm" svg:y="9.194cm">
          <draw:text-box>
            <text:p><text:span text:style-name="T1">put()</text:span></text:p>
          </draw:text-box>
        </draw:frame>
        <draw:frame draw:style-name="gr4" draw:text-style-name="P6" draw:layer="layout" svg:width="1.522cm" svg:height="0.806cm" svg:x="12.5cm" svg:y="9.5cm">
          <draw:text-box>
            <text:p><text:span text:style-name="T1">put()</text:span></text:p>
          </draw:text-box>
        </draw:frame>
      </draw:page>
      <draw:page draw:name="page2" draw:style-name="dp1" draw:master-page-name="Standard">
        <draw:frame draw:style-name="gr4" draw:text-style-name="P8" draw:layer="layout" svg:width="5.561cm" svg:height="1.073cm" svg:x="0.439cm" svg:y="0.427cm">
          <draw:text-box>
            <text:p text:style-name="P7"><text:span text:style-name="T5">Broker process</text:span></text:p>
          </draw:text-box>
        </draw:frame>
        <draw:frame draw:style-name="gr4" draw:text-style-name="P10" draw:layer="layout" svg:width="1.048cm" svg:height="0.874cm" svg:x="4cm" svg:y="15cm">
          <draw:text-box>
            <text:p text:style-name="P9"><text:span text:style-name="T6">(1)</text:span></text:p>
          </draw:text-box>
        </draw:frame>
        <draw:frame draw:style-name="gr4" draw:text-style-name="P9" draw:layer="layout" svg:width="1.789cm" svg:height="0.874cm" svg:x="10.711cm" svg:y="15cm">
          <draw:text-box>
            <text:p text:style-name="P9"><text:span text:style-name="T7">get()</text:span></text:p>
          </draw:text-box>
        </draw:frame>
        <draw:line draw:style-name="gr8" draw:text-style-name="P1" draw:layer="layout" svg:x1="7cm" svg:y1="14.5cm" svg:x2="7cm" svg:y2="17cm">
          <text:p/>
        </draw:line>
        <draw:frame draw:style-name="gr4" draw:text-style-name="P9" draw:layer="layout" svg:width="2.051cm" svg:height="0.874cm" svg:x="4.703cm" svg:y="15cm">
          <draw:text-box>
            <text:p text:style-name="P9"><text:span text:style-name="T7">Spawn</text:span></text:p>
          </draw:text-box>
        </draw:frame>
        <draw:line draw:style-name="gr8" draw:text-style-name="P1" draw:layer="layout" svg:x1="18.5cm" svg:y1="14.5cm" svg:x2="18.5cm" svg:y2="17cm">
          <text:p/>
        </draw:line>
        <draw:frame draw:style-name="gr4" draw:text-style-name="P9" draw:layer="layout" svg:width="1.789cm" svg:height="0.874cm" svg:x="21.5cm" svg:y="15cm">
          <draw:text-box>
            <text:p text:style-name="P9"><text:span text:style-name="T7">get()</text:span></text:p>
          </draw:text-box>
        </draw:frame>
        <draw:custom-shape draw:style-name="gr9" draw:text-style-name="P11" draw:id="id2" draw:layer="layout" svg:width="3cm" svg:height="4cm" svg:x="27.5cm" svg:y="2cm">
          <text:p text:style-name="P1"><text:span text:style-name="T8">ND0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2" draw:id="id4" draw:layer="layout" svg:width="3cm" svg:height="3.5cm" svg:x="27.5cm" svg:y="6.8cm">
          <text:p text:style-name="P12"><text:span text:style-name="T9">Service</text:span></text:p>
          <text:p text:style-name="P12"><text:span text:style-name="T9">perf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10" draw:layer="layout" svg:width="2.97cm" svg:height="0.874cm" svg:x="7.53cm" svg:y="15cm">
          <draw:text-box>
            <text:p text:style-name="P9"><text:span text:style-name="T6">(after 3)</text:span></text:p>
          </draw:text-box>
        </draw:frame>
        <draw:frame draw:style-name="gr10" draw:text-style-name="P10" draw:layer="layout" svg:width="2.97cm" svg:height="0.874cm" svg:x="23.03cm" svg:y="15cm">
          <draw:text-box>
            <text:p text:style-name="P9"><text:span text:style-name="T6">(after 3)</text:span></text:p>
          </draw:text-box>
        </draw:frame>
        <draw:frame draw:style-name="gr4" draw:text-style-name="P14" draw:layer="layout" svg:width="2.555cm" svg:height="0.975cm" svg:x="5.845cm" svg:y="19.4cm">
          <draw:text-box>
            <text:p text:style-name="P13"><text:span text:style-name="T9">Socket</text:span></text:p>
          </draw:text-box>
        </draw:frame>
        <draw:custom-shape draw:style-name="gr11" draw:text-style-name="P11" draw:layer="layout" svg:width="6.5cm" svg:height="2.5cm" svg:x="7cm" svg:y="16.867cm">
          <text:p text:style-name="P11"><text:span text:style-name="T8">Main loop 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cm" svg:height="1cm" svg:x="8.5cm" svg:y="18.8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1" draw:layer="layout" svg:width="6.5cm" svg:height="2.5cm" svg:x="18.5cm" svg:y="16.867cm">
          <text:p text:style-name="P11"><text:span text:style-name="T8">Main loop 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21.5cm" svg:height="12.5cm" svg:x="4.5cm" svg:y="2cm">
          <text:p/>
          <draw:enhanced-geometry svg:viewBox="0 0 21600 21600" draw:path-stretchpoint-x="10800" draw:path-stretchpoint-y="10800" draw:text-areas="?f3 ?f4 ?f5 ?f6" draw:type="round-rectangle" draw:modifiers="895.0323974082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10.5cm" svg:y1="17cm" svg:x2="10.5cm" svg:y2="13cm">
          <text:p/>
        </draw:line>
        <draw:line draw:style-name="gr14" draw:text-style-name="P1" draw:layer="layout" svg:x1="21cm" svg:y1="17cm" svg:x2="21cm" svg:y2="13cm">
          <text:p/>
        </draw:line>
        <draw:custom-shape draw:style-name="gr15" draw:text-style-name="P11" draw:id="id1" draw:layer="layout" svg:width="9cm" svg:height="2.5cm" svg:x="15.5cm" svg:y="3.272cm">
          <text:p text:style-name="P1"><text:span text:style-name="T8">Internal Module</text:span></text:p>
          <text:p text:style-name="P1"><text:span text:style-name="T8">like export to MySQ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curve" svg:x1="24.5cm" svg:y1="4.522cm" svg:x2="27.5cm" svg:y2="4cm" draw:start-shape="id1" draw:start-glue-point="1" draw:end-shape="id2" draw:end-glue-point="6" svg:d="m24500 4522c2326 0 827-522 3000-522">
          <text:p/>
        </draw:connector>
        <draw:custom-shape draw:style-name="gr15" draw:text-style-name="P11" draw:id="id3" draw:layer="layout" svg:width="9cm" svg:height="2.5cm" svg:x="15.5cm" svg:y="6.7cm">
          <text:p text:style-name="P11"><text:span text:style-name="T8">Internal Module </text:span></text:p>
          <text:p text:style-name="P11"><text:span text:style-name="T8">like export to flat 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curve" svg:x1="24.5cm" svg:y1="7.95cm" svg:x2="27.5cm" svg:y2="8.55cm" draw:start-shape="id3" draw:start-glue-point="1" draw:end-shape="id4" draw:end-glue-point="5" svg:d="m24500 7950c2326 0 827 600 3000 600">
          <text:p/>
        </draw:connector>
        <draw:frame draw:style-name="gr4" draw:text-style-name="P10" draw:layer="layout" svg:width="1.048cm" svg:height="0.874cm" svg:x="15.5cm" svg:y="15cm">
          <draw:text-box>
            <text:p text:style-name="P9"><text:span text:style-name="T6">(1)</text:span></text:p>
          </draw:text-box>
        </draw:frame>
        <draw:frame draw:style-name="gr4" draw:text-style-name="P9" draw:layer="layout" svg:width="2.051cm" svg:height="0.874cm" svg:x="16.203cm" svg:y="15cm">
          <draw:text-box>
            <text:p text:style-name="P9"><text:span text:style-name="T7">Spawn</text:span></text:p>
          </draw:text-box>
        </draw:frame>
        <draw:custom-shape draw:style-name="gr17" draw:text-style-name="P1" draw:id="id5" draw:layer="layout" svg:width="1.5cm" svg:height="2cm" svg:x="7cm" svg:y="3.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8" draw:text-style-name="P15" draw:layer="layout" svg:width="6.719cm" svg:height="0.868cm" svg:x="4.781cm" svg:y="2.632cm">
          <draw:text-box>
            <text:p><text:span text:style-name="T10">[ List of Status to manage ]</text:span></text:p>
          </draw:text-box>
        </draw:frame>
        <draw:line draw:style-name="gr19" draw:text-style-name="P16" draw:layer="layout" svg:x1="8.5cm" svg:y1="4.5cm" svg:x2="14.5cm" svg:y2="4.5cm">
          <text:p text:style-name="P1"><text:span text:style-name="T6">(4)</text:span><text:span text:style-name="T7"> Manage</text:span></text:p>
          <text:p text:style-name="P1"><text:span text:style-name="T7"/></text:p>
        </draw:line>
        <draw:line draw:style-name="gr19" draw:text-style-name="P1" draw:layer="layout" svg:x1="14.5cm" svg:y1="5cm" svg:x2="14.5cm" svg:y2="8cm">
          <text:p text:style-name="P1"><text:span text:style-name="T11"><text:s text:c="16"/></text:span></text:p>
          <text:p text:style-name="P1"><text:span text:style-name="T11"/></text:p>
        </draw:line>
        <draw:frame draw:style-name="gr18" draw:layer="layout" svg:width="3.358cm" svg:height="0.974cm" svg:x="11.142cm" svg:y="6cm">
          <draw:text-box>
            <text:p text:style-name="P1"><text:span text:style-name="T12">(5)</text:span><text:span text:style-name="T11"> Manage</text:span></text:p>
          </draw:text-box>
        </draw:frame>
        <draw:custom-shape draw:style-name="gr20" draw:text-style-name="P11" draw:id="id6" draw:layer="layout" svg:width="4.5cm" svg:height="2.5cm" svg:x="8.2cm" svg:y="10.5cm">
          <text:p text:style-name="P11"><text:span text:style-name="T8">Status</text:span></text:p>
          <text:p text:style-name="P11"><text:span text:style-name="T8">Que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id="id7" draw:layer="layout" svg:width="4.5cm" svg:height="2.5cm" svg:x="18.7cm" svg:y="10.5cm">
          <text:p text:style-name="P11"><text:span text:style-name="T8">Status</text:span></text:p>
          <text:p text:style-name="P11"><text:span text:style-name="T8">Que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" draw:layer="layout" draw:type="curve" svg:x1="7.75cm" svg:y1="5.5cm" svg:x2="8.2cm" svg:y2="11.75cm" draw:start-shape="id5" draw:start-glue-point="6" draw:end-shape="id6" draw:end-glue-point="6" svg:d="m7750 5500c0 3826-26 3188-100 3794s-201 2456 550 2456">
          <text:p/>
        </draw:connector>
        <draw:connector draw:style-name="gr21" draw:text-style-name="P1" draw:layer="layout" draw:type="curve" draw:line-skew="1.515cm" svg:x1="7.75cm" svg:y1="5.5cm" svg:x2="19.359cm" svg:y2="10.866cm" draw:start-shape="id5" draw:start-glue-point="6" draw:end-shape="id7" draw:end-glue-point="5" svg:d="m7750 5500c0 6099 11609 3416 11609 5366">
          <text:p/>
        </draw:connector>
        <draw:frame draw:style-name="gr4" draw:text-style-name="P9" draw:layer="layout" svg:width="2.885cm" svg:height="0.874cm" svg:x="4.8cm" svg:y="8.626cm">
          <draw:text-box>
            <text:p text:style-name="P9"><text:span text:style-name="T6">(3)</text:span><text:span text:style-name="T7"> put()</text:span></text:p>
          </draw:text-box>
        </draw:frame>
        <draw:frame draw:style-name="gr4" draw:text-style-name="P9" draw:layer="layout" svg:width="2.885cm" svg:height="0.874cm" svg:x="14.511cm" svg:y="10.226cm">
          <draw:text-box>
            <text:p text:style-name="P9"><text:span text:style-name="T6">(3)</text:span><text:span text:style-name="T7"> put()</text:span></text:p>
          </draw:text-box>
        </draw:frame>
        <draw:connector draw:style-name="gr19" draw:text-style-name="P16" draw:layer="layout" svg:x1="7cm" svg:y1="4.5cm" svg:x2="0.465cm" svg:y2="4.506cm" draw:start-shape="id5" draw:start-glue-point="5" svg:d="m7000 4500h-3518v6h-3017">
          <text:p text:style-name="P1"><text:span text:style-name="T6">(2)</text:span><text:span text:style-name="T7"> Get Status <text:s text:c="12"/></text:span></text:p>
          <text:p text:style-name="P1"><text:span text:style-name="T7"/></text:p>
          <text:p text:style-name="P1"><text:span text:style-name="T7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8" draw:display-name="Gradient 8" draw:style="linear" draw:start-color="#0084d1" draw:end-color="#ffffff" draw:start-intensity="100%" draw:end-intensity="100%" draw:angle="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o LUA Thanks.</meta:initial-creator>
    <meta:creation-date>2009-07-08T15:50:36.30</meta:creation-date>
    <dc:date>2010-07-21T14:11:42</dc:date>
    <dc:creator>rfronteau </dc:creator>
    <meta:editing-duration>PT04H45M09S</meta:editing-duration>
    <meta:editing-cycles>22</meta:editing-cycles>
    <meta:generator>OpenOffice.org/3.2$Linux OpenOffice.org_project/320m12$Build-9483</meta:generator>
    <meta:document-statistic meta:object-count="80"/>
  </office:meta>
</office:document-meta>
</file>